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9ef61" officeooo:paragraph-rsid="00027e3b" style:font-size-asian="12pt" style:font-size-complex="12pt"/>
    </style:style>
    <style:style style:name="P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3aa47" officeooo:paragraph-rsid="00027e3b" style:font-size-asian="12pt" style:font-size-complex="12pt"/>
    </style:style>
    <style:style style:name="P3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45e4a" officeooo:paragraph-rsid="00027e3b" style:font-size-asian="12pt" style:font-size-complex="12pt"/>
    </style:style>
    <style:style style:name="P4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64aa0" officeooo:paragraph-rsid="00027e3b" style:font-size-asian="12pt" style:font-size-complex="12pt"/>
    </style:style>
    <style:style style:name="P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7abed" officeooo:paragraph-rsid="00027e3b" style:font-size-asian="12pt" style:font-size-complex="12pt"/>
    </style:style>
    <style:style style:name="P6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980ad" officeooo:paragraph-rsid="00027e3b" style:font-size-asian="12pt" style:font-size-complex="12pt"/>
    </style:style>
    <style:style style:name="T1" style:family="text">
      <style:text-properties officeooo:rsid="021cbb02"/>
    </style:style>
    <style:style style:name="T2" style:family="text">
      <style:text-properties officeooo:rsid="016009f2"/>
    </style:style>
    <style:style style:name="T3" style:family="text">
      <style:text-properties officeooo:rsid="00445e4a"/>
    </style:style>
    <style:style style:name="T4" style:family="text">
      <style:text-properties officeooo:rsid="00464aa0"/>
    </style:style>
    <style:style style:name="T5" style:family="text">
      <style:text-properties officeooo:rsid="021c85d8"/>
    </style:style>
    <style:style style:name="T6" style:family="text">
      <style:text-properties officeooo:rsid="037806cc"/>
    </style:style>
    <style:style style:name="T7" style:family="text">
      <style:text-properties officeooo:rsid="0049ef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2"/>
      <text:p text:style-name="P2">Из прихожей я направлялся в ванную, помыть руки, а оттуда в гостиную — сказать всем «добрый вечер» и сесть за большой стол придвинутый к подоконнику.</text:p>
      <text:p text:style-name="P2">Посреди стола стоял телевизор, но на клеёнке оставалось достаточно места для тарелки, вилки и хлебницы, чтобы я поужинал.</text:p>
      <text:p text:style-name="P2">Экран я не загораживали и никому не мешал; разве что эстетически — демонстрацией своего жующего профиля слева от телевизора.</text:p>
      <text:p text:style-name="P2">Потом я относил посуду на кухню и мыл её. А заодно и ту, что осталась от обеда и общего ужина в этот день. </text:p>
      <text:p text:style-name="P2">Мыть посуду я не стыдился даже когда на кухню заходил Ваня, Тонин муж. Наоборот, я был горд, что Гаина Михайловна мне доверяет, после пары придирчивых проверок качества результата <text:span text:style-name="T2">на первых порах</text:span>.</text:p>
      <text:p text:style-name="P2">Посуду я мыл в большой миске, поставив её в раковину. Воду для мытья приходилось нагревать в чайнике на газовой плите, потому что в титане греть слишком долго и надо дрова нести из подвала.</text:p>
      <text:p text:style-name="P2">Цивилизация тогда ещё не докатилась до моющих средств с тому подобным, так что я использовал большой кусок марли, которую намыливал хозяйственным мылом. </text:p>
      <text:p text:style-name="P2">Ну, а полоскал, конечно, под краном. Всё по технологии, которую показала Гаина Михайловна.</text:p>
      <text:p text:style-name="P2">Мне даже нравилось мыть посуду, особенно <text:span text:style-name="T2">в той части процесса, </text:span>когда смотришь на синий цвет горящего под чайником газа.</text:p>
      <text:p text:style-name="P2"/>
      <text:p text:style-name="P2">Ещё мне доверяли выбивать ковёр с пола в гостиной.</text:p>
      <text:p text:style-name="P2">Он был очень потёртый, так что и бить не жалко. </text:p>
      <text:p text:style-name="P2">Иногда Ира выходила во двор, где я его мутузил, и говорила, что хватит уже, а то сосед<text:span text:style-name="T2">и</text:span> по дому <text:span text:style-name="T2">тоже ж люди</text:span>. </text:p>
      <text:p text:style-name="P2">А Гаина Михайловна однажды сказала, что по метод<text:span text:style-name="T3">у</text:span> моего выбивания сразу виден переводчик. </text:p>
      <text:p text:style-name="P3">Не представляю, где она видела переводчиков выбивающих ковёр.</text:p>
      <text:p text:style-name="P2"/>
      <text:p text:style-name="P3">Иногда я сам вызывался что-нибудь сделать. </text:p>
      <text:p text:style-name="P3">Один раз Гаина Михайловна очень переживала, что её сын Игорь попал в Киеве в госпиталь по болезни, а она не может поехать и узнать как он и я предложил, что съезжу.</text:p>
      <text:p text:style-name="P3">Игорь очень удивился и никак не мог поверить, что в Киеве у меня нет других целей кроме как навестить его. </text:p>
      <text:p text:style-name="P3">Четыре часа в электричке ради разговора с шурином, с которым не знаю о чём говорить. </text:p>
      <text:p text:style-name="P3">Если б я ему сказал, что у меня имелся, таки, свой интерес и за эти четыре часа я наконец-то прочитал «Путешествие из Петербурга в Москву» Радищева ему полегчало бы?</text:p>
      <text:p text:style-name="P3">Потом пришлось долго рассказывать тёще как выглядит её сын, а выглядел он вполне нормально, но как монах. </text:p>
      <text:p text:style-name="P3">В этом офицерском госпитале всем выдают длинные синие халаты, а фуражки не забирают; <text:span text:style-name="T4">дивное получается сочетание в одежде, особенно если смотреть как пара пациентов гуляет вдоль аллеи — синие рясы и кокарды надо лбом. </text:span></text:p>
      <text:p text:style-name="P4">Особый орден: монахи-фуражканцы.</text:p>
      <text:p text:style-name="P3"/>
      <text:p text:style-name="P4">Но наибольшее доверие мне оказали при покраске полов квартиры красной краской. </text:p>
      <text:p text:style-name="P4">Не в один присест, конечно, потому что и во время ремонта где-то надо жить. </text:p>
      <text:p text:style-name="P4">Так, за пару приездов. </text:p>
      <text:p text:style-name="P4">А кухню и прихожую Иван Алексеевич красил в моё отсутствие.</text:p>
      <text:p text:style-name="P4">Он мне очень помог, когда я решил сделать книжные полки в виде широкой этажерки, которая полностью бы разбиралась; для нашей будущей семейной библиотеки. </text:p>
      <text:p text:style-name="P4"><text:soft-page-break/>В ней уже собрались десять томов Словаря Украинской Мовы. Его продавали только подписчикам, но многие потом не захотели и магазин выставлял тома отказников на продажу. А на четырёхтомник Квитки-Основьяненко я успел подписаться. </text:p>
      <text:p text:style-name="P4">Кроме того <text:span text:style-name="T5">имелись</text:span> книги на английском и просто разнобой из книжных магазинов.</text:p>
      <text:p text:style-name="P4"/>
      <text:p text:style-name="P4">В СМП-615 подходящего материала для полок не оказалось и тогда я попросил тестя, чтоб в мастерской его хлебокомбината мне прострогали рейки <text:span text:style-name="T2">по</text:span> спис<text:span text:style-name="T2">ку</text:span> с размерами.</text:p>
      <text:p text:style-name="P4">Он когда привёз их в связке и поставил в прихожей, то начал мне доказывать, что ничего не выйдет; потом ещё и Иру позвал, говорит:</text:p>
      <text:p text:style-name="P4">- Сама посмотри — разве из такого полки получатся?</text:p>
      <text:p text:style-name="P5">Действительно, они казались слишком тонкими, но, прежде чем дать заказ, я долго обдумывал, чтоб полки получились лёгкими и прочными.</text:p>
      <text:p text:style-name="P5"><text:span text:style-name="T1">Те заготовки я</text:span>, конечно, отвёз на Декабристов 13 — в Нежине нет ни условий, ни инструмента для такого дела.</text:p>
      <text:p text:style-name="P5">И когда я нарезал шипы на рейках, выдолбил гнёзда и посадил на казеиновый клей, а потом ещё прошкурил и лаком покрыл, то полки даже моему отцу понравились. </text:p>
      <text:p text:style-name="P5">Вот только Ира, когда в Конотоп приезжала никак не отреагировала — ну, полки, как полки.</text:p>
      <text:p text:style-name="P5">А Иван Алексеевич не виноват, что ошибся в прогнозах — ему, наверно, рабочий в той строгальной мастерской сказал, что невозможно <text:span text:style-name="T2">из такого полки делать</text:span>, вот он и <text:span text:style-name="T2">начал</text:span> повторять.</text:p>
      <text:p text:style-name="P5"/>
      <text:p text:style-name="P5">Но потом мой маршрут в доме родителей Иры стал ещё короче.</text:p>
      <text:p text:style-name="P5">Один раз тесть мне долго не открывал и, заходя в в прихожую, я услышал шум скандала. </text:p>
      <text:p text:style-name="P5">В семьях они случаются.</text:p>
      <text:p text:style-name="P5">Вон Ваня на повышенных тонах <text:span text:style-name="T1">звучит </text:span>в гостиной; Тоня с заплаканным лицом промелькнула на кухню и обратно; ещё голоса вмешиваются. Ира <text:span text:style-name="T1">выглянула</text:span> из-за двери:</text:p>
      <text:p text:style-name="P5">- Я хлеб поставила, остальное сам положи.</text:p>
      <text:p text:style-name="P5">И скрылась опять — пререкаться с Ваней.</text:p>
      <text:p text:style-name="P5">Ради моего появления <text:s/>театр боевых действий пере<text:span text:style-name="T1">двинул</text:span>ся в спальню Тониной семьи. </text:p>
      <text:p text:style-name="P5">В гостиной только слыш<text:span text:style-name="T1">алось</text:span>, что Ваня там в углу занял круговую оборону, а тёща, тесть и золовка, <text:span text:style-name="T1">то</text:span> по <text:span text:style-name="T1">отдельности, то</text:span> хором выкрикива<text:span text:style-name="T1">ют</text:span> ему у кого что наболело. </text:p>
      <text:p text:style-name="P6">К словам я не прислушивался, но различ<text:span text:style-name="T1">и</text:span>л, что Ваня отвечает короткими очередями, по бандеровски.</text:p>
      <text:p text:style-name="P6">Иногда атакующие выбегали в гостиную — вспомнить чего ещё не высказали, и снова брос<text:span text:style-name="T1">иться</text:span> в гущу боя. </text:p>
      <text:p text:style-name="P6">За исключением Тони, которая спальню не покидала, а монотонно <text:span text:style-name="T1">долбила</text:span> там <text:span text:style-name="T1">своё</text:span>. </text:p>
      <text:p text:style-name="P6">Я хоть туда не заглядывал, но всё и так понятно было — семейные скандалы не блещут разнообразием диспозиции.</text:p>
      <text:p text:style-name="P6">И всё это бурлило на фоне воплей бунтующих дехкан в Центральной Азии, потому что по телевизору шёл сериал «Человек меняет кожу», где они метались от одного края экрана к другому. Отсюда и голоса. </text:p>
      <text:p text:style-name="P6">Потом они настолько обнаглели, что выскочили из телевизора и продолжили свою беготню по клеёнке стола. Воспользовались моментом, пока зрители отвлеклись на личные разборки в спальне.</text:p>
      <text:p text:style-name="P6">Но мне-то известно, что от этого телевизора чего угодно можно ожидать.</text:p>
      <text:p text:style-name="P6"/>
      <text:p text:style-name="P6">Однажды в воскресенье тёща приготовила суп из голой кости и мою тарелку рядом с ним поставила, а там тогда какой-то мафиозный клан заставил судью с собой покончить. </text:p>
      <text:p text:style-name="P6">Вот он пулю себе в висок пустил и мозги мне прямо в тарелку — плюх!</text:p>
      <text:p text:style-name="P6">А тёща рядом стоит для контроля — проявлю ли я правильное уважение <text:span text:style-name="T6">к </text:span>её стряпне. </text:p>
      <text:p text:style-name="P6">Куда денешься? Пришлось хлебать с пылу, с жару.</text:p>
      <text:p text:style-name="P6"/>
      <text:p text:style-name="P6"><text:soft-page-break/>Но <text:span text:style-name="T7">никто не уйдёт от</text:span> возмездия и теперь, <text:span text:style-name="T7">безнаказанно </text:span>пользуясь <text:span text:style-name="T7">моментом, </text:span><text:s/>что мы с ним один на один, я <text:s/>— щёлк! — и на другой канал <text:span text:style-name="T7">его</text:span>. </text:p>
      <text:p text:style-name="P1">Оказалось самое оно — скрипичный квартет камерной музыки.</text:p>
      <text:p text:style-name="P1">Но тут тесть из спальни выскочил на подзарядку. И чует — что-то оно его не стимулирует, как ожидалось. </text:p>
      <text:p text:style-name="P1">Ему не сразу дошло, что это виолончель. </text:p>
      <text:p text:style-name="P1">Но причём виолончель к Центральной Азии?</text:p>
      <text:p text:style-name="P1">А когда понял — на прежний канал перебросил. </text:p>
      <text:p text:style-name="P1">Дехкане ему оттуда дружным хором:</text:p>
      <text:p text:style-name="P1">- Ала-ла-а!!!</text:p>
      <text:p text:style-name="P1">Он <text:span text:style-name="T1">вдохнул</text:span>, как живящий глоток, и, с пополненным боезапасом — снова ринулся в б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0:51:56.144378996</meta:creation-date>
    <dc:date>2017-03-03T10:52:05.340929584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66" meta:word-count="1073" meta:character-count="6619" meta:non-whitespace-character-count="5561"/>
    <meta:generator>LibreOffice/4.3.3.2$Linux_x86 LibreOffice_project/430m0$Build-2</meta:generator>
  </office:meta>
</office:document-meta>
</file>